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antomReference.PhantomReference( java . lang . Object var0 , java . lang . ref . ReferenceQueu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antomReferenc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